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0"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4"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2e83fb" loext:opacity="100%" style:text-line-through-style="none" style:text-line-through-type="none" style:font-name="Arial2" fo:font-size="10.5pt" fo:letter-spacing="normal" fo:font-style="normal" style:text-underline-style="none" fo:font-weight="normal" style:text-blinking="false" loext:padding="0.049cm" loext:border="0.06pt solid #000000"/>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color="#2e83fb" loext:opacity="100%" style:text-line-through-style="none" style:text-line-through-type="none" style:text-underline-style="none" style:text-blinking="false"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hapter: In-Depth Exploration of Kubernetes Architecture and Control Plane Components</text:h>
      <text:h text:style-name="P2" text:outline-level="4">Introduction: Understanding Kubernetes Architecture and Its Importance</text:h>
      <text:list text:style-name="L1">
        <text:list-item>
          <text:p text:style-name="P3"><text:span text:style-name="T1">[</text:span><text:span text:style-name="T2">00:00</text:span><text:span text:style-name="T1"> → </text:span><text:span text:style-name="T2">01:05</text:span><text:span text:style-name="T1">]<text:line-break/>This chapter delves deeply into the </text:span><text:span text:style-name="Strong_20_Emphasis"><text:span text:style-name="T3">Kubernetes architecture</text:span></text:span><text:span text:style-name="T1">, focusing on the </text:span><text:span text:style-name="Strong_20_Emphasis"><text:span text:style-name="T3">control plane components</text:span></text:span><text:span text:style-name="T1">, their necessity, and operational dynamics. Kubernetes has become the de facto standard for container orchestration, enabling scalable, automated container management. Key vocabulary terms such as </text:span><text:span text:style-name="Strong_20_Emphasis"><text:span text:style-name="T3">control plane (or master node)</text:span></text:span><text:span text:style-name="T1">, </text:span><text:span text:style-name="Strong_20_Emphasis"><text:span text:style-name="T3">worker nodes</text:span></text:span><text:span text:style-name="T1">, </text:span><text:span text:style-name="Strong_20_Emphasis"><text:span text:style-name="T3">pods</text:span></text:span><text:span text:style-name="T1">, and </text:span><text:span text:style-name="Strong_20_Emphasis"><text:span text:style-name="T3">etcd</text:span></text:span><text:span text:style-name="T1"> are introduced early to ground the reader in fundamental concepts. The chapter assumes familiarity with containers and basic Kubernetes concepts but is accessible to those who have completed foundational learning or practical hands-on experience. This foundational understanding is crucial to mastering Kubernetes cluster management and deployment.</text:span></text:p>
        </text:list-item>
        <text:list-item>
          <text:p text:style-name="P4">Key points:</text:p>
          <text:list>
            <text:list-item>
              <text:p text:style-name="P3"><text:span text:style-name="T1">Kubernetes architecture consists of a </text:span><text:span text:style-name="Strong_20_Emphasis"><text:span text:style-name="T3">control plane (master node)</text:span></text:span><text:span text:style-name="T1"> and multiple </text:span><text:span text:style-name="Strong_20_Emphasis"><text:span text:style-name="T3">worker nodes</text:span></text:span><text:span text:style-name="T1">.</text:span></text:p>
            </text:list-item>
            <text:list-item>
              <text:p text:style-name="P3"><text:span text:style-name="T1">Nodes refer to </text:span><text:span text:style-name="Strong_20_Emphasis"><text:span text:style-name="T3">virtual machines</text:span></text:span><text:span text:style-name="T1"> running workloads or administrative components.</text:span></text:p>
            </text:list-item>
            <text:list-item>
              <text:p text:style-name="P4">Control plane acts as the cluster’s brain, orchestrating and managing workloads without directly executing them.</text:p>
            </text:list-item>
            <text:list-item>
              <text:p text:style-name="P4">Worker nodes are the execution environment where containerized applications truly run.</text:p>
            </text:list-item>
          </text:list>
        </text:list-item>
      </text:list>
      <text:p text:style-name="Horizontal_20_Line"/>
      <text:h text:style-name="P2" text:outline-level="4">Section 1: The Control Plane and Worker Nodes – Roles and Components</text:h>
      <text:list text:style-name="L2">
        <text:list-item>
          <text:p text:style-name="P5"><text:span text:style-name="T1">[</text:span><text:span text:style-name="T2">01:05</text:span><text:span text:style-name="T1"> → </text:span><text:span text:style-name="T2">05:56</text:span><text:span text:style-name="T1">]<text:line-break/>The </text:span><text:span text:style-name="Strong_20_Emphasis"><text:span text:style-name="T3">control plane</text:span></text:span><text:span text:style-name="T1">, often called the </text:span><text:span text:style-name="Strong_20_Emphasis"><text:span text:style-name="T3">master node</text:span></text:span><text:span text:style-name="T1">, hosts essential administrative components responsible for cluster management. It can be likened to a company’s board of directors, which issues instructions but doesn’t perform ground-level tasks. In contrast, </text:span><text:span text:style-name="Strong_20_Emphasis"><text:span text:style-name="T3">worker nodes</text:span></text:span><text:span text:style-name="T1"> carry out the actual workload by running containers encapsulated inside </text:span><text:span text:style-name="Strong_20_Emphasis"><text:span text:style-name="T3">pods</text:span></text:span><text:span text:style-name="T1">.</text:span></text:p>
        </text:list-item>
        <text:list-item>
          <text:p text:style-name="P6">Important concepts:</text:p>
          <text:list>
            <text:list-item>
              <text:p text:style-name="P5"><text:span text:style-name="Strong_20_Emphasis"><text:span text:style-name="T3">Node</text:span></text:span><text:span text:style-name="T1"> = a virtual machine either hosting the control plane or acting as a worker node.</text:span></text:p>
            </text:list-item>
            <text:list-item>
              <text:p text:style-name="P5"><text:span text:style-name="Strong_20_Emphasis"><text:span text:style-name="T3">Pods</text:span></text:span><text:span text:style-name="T1"> are the smallest deployable units in Kubernetes and encapsulate one or more containers.</text:span></text:p>
            </text:list-item>
            <text:list-item>
              <text:p text:style-name="P6">Typically, pods run a single container, but multiple containers within a pod can exist for helper or monitoring functions.</text:p>
            </text:list-item>
            <text:list-item>
              <text:p text:style-name="P6"><text:soft-page-break/>Pods share resources and network namespaces, maintaining container cohesion.</text:p>
            </text:list-item>
          </text:list>
        </text:list-item>
        <text:list-item>
          <text:p text:style-name="P6">Advanced bullet points:</text:p>
          <text:list>
            <text:list-item>
              <text:p text:style-name="P5"><text:span text:style-name="T1">Control plane nodes run components like </text:span><text:span text:style-name="Strong_20_Emphasis"><text:span text:style-name="T3">API server</text:span></text:span><text:span text:style-name="T1">, </text:span><text:span text:style-name="Strong_20_Emphasis"><text:span text:style-name="T3">scheduler</text:span></text:span><text:span text:style-name="T1">, </text:span><text:span text:style-name="Strong_20_Emphasis"><text:span text:style-name="T3">controller manager</text:span></text:span><text:span text:style-name="T1">, and </text:span><text:span text:style-name="Strong_20_Emphasis"><text:span text:style-name="T3">etcd</text:span></text:span><text:span text:style-name="T1">.</text:span></text:p>
            </text:list-item>
            <text:list-item>
              <text:p text:style-name="P5"><text:span text:style-name="T1">Worker nodes run pods, along with agents like </text:span><text:span text:style-name="Strong_20_Emphasis"><text:span text:style-name="T3">kubelet</text:span></text:span><text:span text:style-name="T1"> and </text:span><text:span text:style-name="Strong_20_Emphasis"><text:span text:style-name="T3">kube-proxy</text:span></text:span><text:span text:style-name="T1"> which facilitate communication and workload management.</text:span></text:p>
            </text:list-item>
          </text:list>
        </text:list-item>
      </text:list>
      <text:p text:style-name="Horizontal_20_Line"/>
      <text:h text:style-name="P2" text:outline-level="4">Section 2: Detailed Breakdown of Control Plane Components</text:h>
      <text:list text:style-name="L3">
        <text:list-item>
          <text:p text:style-name="P7">[<text:span text:style-name="T4">05:56</text:span> → <text:span text:style-name="T4">13:37</text:span>]<text:line-break/>The control plane components work collaboratively to ensure cluster stability, workload scheduling, and state management:</text:p>
        </text:list-item>
        <text:list-item>
          <text:p text:style-name="P8"><text:span text:style-name="Strong_20_Emphasis"><text:span text:style-name="T3">API Server</text:span></text:span><text:span text:style-name="T1">:</text:span></text:p>
          <text:list>
            <text:list-item>
              <text:p text:style-name="P7">Central hub for all cluster requests, serving as the main entry point for external commands and internal communications.</text:p>
            </text:list-item>
            <text:list-item>
              <text:p text:style-name="P7">Validates, authenticates, and processes API requests from users or other components.</text:p>
            </text:list-item>
            <text:list-item>
              <text:p text:style-name="P8"><text:span text:style-name="T1">Interacts exclusively with </text:span><text:span text:style-name="Strong_20_Emphasis"><text:span text:style-name="T3">etcd</text:span></text:span><text:span text:style-name="T1"> for persistent cluster state storage.</text:span></text:p>
            </text:list-item>
          </text:list>
        </text:list-item>
        <text:list-item>
          <text:p text:style-name="P8"><text:span text:style-name="Strong_20_Emphasis"><text:span text:style-name="T3">Scheduler</text:span></text:span><text:span text:style-name="T1">:</text:span></text:p>
          <text:list>
            <text:list-item>
              <text:p text:style-name="P7">Responsible for assigning pods to appropriate worker nodes based on resource availability (CPU, memory, storage) and constraints.</text:p>
            </text:list-item>
            <text:list-item>
              <text:p text:style-name="P7">Monitors unscheduled pods and determines optimal node placement.</text:p>
            </text:list-item>
          </text:list>
        </text:list-item>
        <text:list-item>
          <text:p text:style-name="P8"><text:span text:style-name="Strong_20_Emphasis"><text:span text:style-name="T3">Controller Manager</text:span></text:span><text:span text:style-name="T1">:</text:span></text:p>
          <text:list>
            <text:list-item>
              <text:p text:style-name="P7">Runs multiple controllers (e.g., node controller, namespace controller, deployment controller).</text:p>
            </text:list-item>
            <text:list-item>
              <text:p text:style-name="P7">Continuously monitors cluster state and ensures desired state is maintained by restarting pods, managing node health, and updating cluster objects.</text:p>
            </text:list-item>
          </text:list>
        </text:list-item>
        <text:list-item>
          <text:p text:style-name="P8"><text:span text:style-name="Strong_20_Emphasis"><text:span text:style-name="T3">etcd</text:span></text:span><text:span text:style-name="T1">:</text:span></text:p>
          <text:list>
            <text:list-item>
              <text:p text:style-name="P8"><text:span text:style-name="T1">A distributed, </text:span><text:span text:style-name="Strong_20_Emphasis"><text:span text:style-name="T3">key-value data store</text:span></text:span><text:span text:style-name="T1"> holding the entire cluster’s state and configuration.</text:span></text:p>
            </text:list-item>
            <text:list-item>
              <text:p text:style-name="P7">Unlike relational databases with fixed schemas, etcd uses a flexible, schema-less format (often JSON-like key-value pairs), enabling dynamic data storage.</text:p>
            </text:list-item>
            <text:list-item>
              <text:p text:style-name="P7">Stores all cluster metadata, configurations, secrets, and state information.</text:p>
            </text:list-item>
            <text:list-item>
              <text:p text:style-name="P7">Only the API server has write access to etcd; all changes and retrievals go through the API server.</text:p>
            </text:list-item>
          </text:list>
        </text:list-item>
        <text:list-item>
          <text:p text:style-name="P7">Advanced bullet points:</text:p>
          <text:list>
            <text:list-item>
              <text:p text:style-name="P7">etcd ensures cluster consistency and high availability of control plane data.</text:p>
            </text:list-item>
            <text:list-item>
              <text:p text:style-name="P7"><text:soft-page-break/>API server authenticates and validates requests before updating etcd.</text:p>
            </text:list-item>
            <text:list-item>
              <text:p text:style-name="P7">Controllers and scheduler depend on API server to reflect changes and take action.</text:p>
            </text:list-item>
          </text:list>
        </text:list-item>
      </text:list>
      <text:p text:style-name="Horizontal_20_Line"/>
      <text:h text:style-name="P2" text:outline-level="4">Section 3: Worker Node Components: Kubelet and Kube-proxy</text:h>
      <text:list text:style-name="L4">
        <text:list-item>
          <text:p text:style-name="P9">[<text:span text:style-name="T4">13:37</text:span> → <text:span text:style-name="T4">16:16</text:span>]<text:line-break/>Each worker node runs two critical components enabling control plane interaction and networking:</text:p>
        </text:list-item>
        <text:list-item>
          <text:p text:style-name="P10"><text:span text:style-name="Strong_20_Emphasis"><text:span text:style-name="T3">Kubelet</text:span></text:span><text:span text:style-name="T1">:</text:span></text:p>
          <text:list>
            <text:list-item>
              <text:p text:style-name="P9">Acts as the node agent, receiving instructions from the API server to create, update, or delete pods on its node.</text:p>
            </text:list-item>
            <text:list-item>
              <text:p text:style-name="P9">Executes commands such as pod creation and reports status back to the API server.</text:p>
            </text:list-item>
          </text:list>
        </text:list-item>
        <text:list-item>
          <text:p text:style-name="P10"><text:span text:style-name="Strong_20_Emphasis"><text:span text:style-name="T3">Kube-proxy</text:span></text:span><text:span text:style-name="T1">:</text:span></text:p>
          <text:list>
            <text:list-item>
              <text:p text:style-name="P9">Manages network communication within and across pods on the node.</text:p>
            </text:list-item>
            <text:list-item>
              <text:p text:style-name="P9">Implements networking rules via IP tables to enable pod-to-pod and service communication.</text:p>
            </text:list-item>
          </text:list>
        </text:list-item>
        <text:list-item>
          <text:p text:style-name="P9">Advanced bullet points:</text:p>
          <text:list>
            <text:list-item>
              <text:p text:style-name="P9">Kubelet ensures workload execution as directed by the control plane.</text:p>
            </text:list-item>
            <text:list-item>
              <text:p text:style-name="P9">Kube-proxy ensures seamless networking and service discovery within the node.</text:p>
            </text:list-item>
          </text:list>
        </text:list-item>
      </text:list>
      <text:p text:style-name="Horizontal_20_Line"/>
      <text:h text:style-name="P2" text:outline-level="4">Section 4: End-to-End Workflow of a Kubernetes Pod Creation</text:h>
      <text:list text:style-name="L5">
        <text:list-item>
          <text:p text:style-name="P11">[<text:span text:style-name="T4">16:16</text:span> → <text:span text:style-name="T4">23:51</text:span>]<text:line-break/>An illustrative example clarifies the orchestration flow when a user requests pod creation:</text:p>
        </text:list-item>
        <text:list-item>
          <text:p text:style-name="P12"><text:span text:style-name="T1">A user (administrator or DevOps engineer) uses the </text:span><text:span text:style-name="Strong_20_Emphasis"><text:span text:style-name="T3">kubectl</text:span></text:span><text:span text:style-name="T1"> CLI to send a pod creation request to the </text:span><text:span text:style-name="Strong_20_Emphasis"><text:span text:style-name="T3">API server</text:span></text:span><text:span text:style-name="T1">.</text:span></text:p>
        </text:list-item>
        <text:list-item>
          <text:p text:style-name="P11">The API server authenticates and validates the request.</text:p>
        </text:list-item>
        <text:list-item>
          <text:p text:style-name="P12"><text:span text:style-name="T1">The request is recorded as an entry in </text:span><text:span text:style-name="Strong_20_Emphasis"><text:span text:style-name="T3">etcd</text:span></text:span><text:span text:style-name="T1">, marking the desired state without actually creating the pod yet.</text:span></text:p>
        </text:list-item>
        <text:list-item>
          <text:p text:style-name="P12"><text:span text:style-name="T1">The </text:span><text:span text:style-name="Strong_20_Emphasis"><text:span text:style-name="T3">scheduler</text:span></text:span><text:span text:style-name="T1"> detects the unscheduled pod entry and selects an appropriate worker node based on resource availability.</text:span></text:p>
        </text:list-item>
        <text:list-item>
          <text:p text:style-name="P11">The scheduler informs the API server of the node selection.</text:p>
        </text:list-item>
        <text:list-item>
          <text:p text:style-name="P12"><text:span text:style-name="T1">The API server instructs the node’s </text:span><text:span text:style-name="Strong_20_Emphasis"><text:span text:style-name="T3">kubelet</text:span></text:span><text:span text:style-name="T1"> to create the pod on the designated node.</text:span></text:p>
        </text:list-item>
        <text:list-item>
          <text:p text:style-name="P11">Kubelet deploys the pod, updates its status, and reports back to the API server.</text:p>
        </text:list-item>
        <text:list-item>
          <text:p text:style-name="P11"><text:soft-page-break/>The API server updates the pod’s status in etcd and confirms to the user that the pod has been successfully scheduled and created.</text:p>
        </text:list-item>
        <text:list-item>
          <text:p text:style-name="P11">Retrieving pod info follows a similar path, with the API server querying etcd for current state data and returning results to the user, avoiding direct cluster scanning.</text:p>
        </text:list-item>
        <text:list-item>
          <text:p text:style-name="P11">Advanced bullet points:</text:p>
          <text:list>
            <text:list-item>
              <text:p text:style-name="P11">API server is a vital communication hub and decision maker.</text:p>
            </text:list-item>
            <text:list-item>
              <text:p text:style-name="P11">Scheduler and controller manager continuously monitor and act upon desired state changes.</text:p>
            </text:list-item>
            <text:list-item>
              <text:p text:style-name="P11">Kubelet bridges control plane commands to node-level execution.</text:p>
            </text:list-item>
          </text:list>
        </text:list-item>
      </text:list>
      <text:p text:style-name="Horizontal_20_Line"/>
      <text:h text:style-name="P2" text:outline-level="4">Section 5: Practical Implications and Future Learning</text:h>
      <text:list text:style-name="L6">
        <text:list-item>
          <text:p text:style-name="P13">[<text:span text:style-name="T4">23:51</text:span> → <text:span text:style-name="T4">24:57</text:span>]<text:line-break/>The speaker emphasizes the importance of understanding these components for troubleshooting and cluster management. Future videos will explore detailed scenarios, failure simulations, and hands-on exercises to deepen comprehension. The community engagement through comments and Discord support channels is encouraged for collaborative learning.</text:p>
        </text:list-item>
        <text:list-item>
          <text:p text:style-name="P13">Advanced bullet points:</text:p>
          <text:list>
            <text:list-item>
              <text:p text:style-name="P13">Mastery of control plane and worker node components is foundational for Kubernetes administration.</text:p>
            </text:list-item>
            <text:list-item>
              <text:p text:style-name="P13">Real-world troubleshooting depends on identifying which component handles specific tasks or failures.</text:p>
            </text:list-item>
            <text:list-item>
              <text:p text:style-name="P13">Continuous learning and practical experimentation are key to proficiency.</text:p>
            </text:list-item>
          </text:list>
        </text:list-item>
      </text:list>
      <text:p text:style-name="Horizontal_20_Line"/>
      <text:h text:style-name="P2" text:outline-level="4">Conclusion: Synthesizing Kubernetes Architecture Insights</text:h>
      <text:list text:style-name="L7">
        <text:list-item>
          <text:p text:style-name="P14"><text:span text:style-name="T1">The Kubernetes architecture is a sophisticated, yet modular system, with the </text:span><text:span text:style-name="Strong_20_Emphasis"><text:span text:style-name="T3">control plane</text:span></text:span><text:span text:style-name="T1"> orchestrating the cluster and </text:span><text:span text:style-name="Strong_20_Emphasis"><text:span text:style-name="T3">worker nodes</text:span></text:span><text:span text:style-name="T1"> executing container workloads.</text:span></text:p>
        </text:list-item>
        <text:list-item>
          <text:p text:style-name="P14"><text:span text:style-name="T1">Key components such as the </text:span><text:span text:style-name="Strong_20_Emphasis"><text:span text:style-name="T3">API server</text:span></text:span><text:span text:style-name="T1">, </text:span><text:span text:style-name="Strong_20_Emphasis"><text:span text:style-name="T3">scheduler</text:span></text:span><text:span text:style-name="T1">, </text:span><text:span text:style-name="Strong_20_Emphasis"><text:span text:style-name="T3">controller manager</text:span></text:span><text:span text:style-name="T1">, </text:span><text:span text:style-name="Strong_20_Emphasis"><text:span text:style-name="T3">etcd</text:span></text:span><text:span text:style-name="T1">, </text:span><text:span text:style-name="Strong_20_Emphasis"><text:span text:style-name="T3">kubelet</text:span></text:span><text:span text:style-name="T1">, and </text:span><text:span text:style-name="Strong_20_Emphasis"><text:span text:style-name="T3">kube-proxy</text:span></text:span><text:span text:style-name="T1"> each play specialized roles in maintaining cluster health, scheduling workloads, and enabling communication.</text:span></text:p>
        </text:list-item>
        <text:list-item>
          <text:p text:style-name="P14"><text:span text:style-name="T1">The </text:span><text:span text:style-name="Strong_20_Emphasis"><text:span text:style-name="T3">pod</text:span></text:span><text:span text:style-name="T1"> is the fundamental unit encapsulating containers, facilitating resource sharing and lifecycle management.</text:span></text:p>
        </text:list-item>
        <text:list-item>
          <text:p text:style-name="P15">Understanding the flow from user request through scheduling to pod deployment is essential for effective Kubernetes cluster operation.</text:p>
        </text:list-item>
        <text:list-item>
          <text:p text:style-name="P15"><text:soft-page-break/>This chapter lays the groundwork for advanced Kubernetes topics, including high availability, fault tolerance, and real-time troubleshooting.</text:p>
        </text:list-item>
      </text:list>
      <text:p text:style-name="P16">By grasping these core concepts and workflows, practitioners are well-equipped to manage Kubernetes clusters with confidence and precis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9:33:02.187887300</meta:creation-date>
    <dc:date>2025-12-16T19:33:03.731401400</dc:date>
    <meta:editing-duration>PT1S</meta:editing-duration>
    <meta:editing-cycles>1</meta:editing-cycles>
    <meta:document-statistic meta:table-count="0" meta:image-count="0" meta:object-count="0" meta:page-count="5" meta:paragraph-count="78" meta:word-count="1137" meta:character-count="7695" meta:non-whitespace-character-count="6704"/>
    <meta:generator>LibreOffice/25.2.7.2$Windows_X86_64 LibreOffice_project/5cbfd1ab6520636bb5f7b99185aa69bd7456825d</meta:generator>
  </office:meta>
</office:document-meta>
</file>